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00000006A2CFA19A3.png"/>
  <manifest:file-entry manifest:media-type="image/png" manifest:full-path="Pictures/10000000000004C400000092707A8460.png"/>
  <manifest:file-entry manifest:media-type="image/png" manifest:full-path="Pictures/10000000000005300000009CC28A7774.png"/>
  <manifest:file-entry manifest:media-type="image/png" manifest:full-path="Pictures/10000000000001A10000003932408051.png"/>
  <manifest:file-entry manifest:media-type="image/png" manifest:full-path="Pictures/100000000000043E000000900466293C.png"/>
  <manifest:file-entry manifest:media-type="image/png" manifest:full-path="Pictures/1000000000000450000000BF4CF610A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Figura68" text:anchor-type="paragraph" svg:width="17cm" svg:height="2.559cm" draw:z-index="3"><draw:image xlink:href="Pictures/10000000000002C00000006A2CFA19A3.png" xlink:type="simple" xlink:show="embed" xlink:actuate="onLoad"/></draw:frame></text:p>
      <text:p text:style-name="Standard"><draw:frame draw:style-name="fr1" draw:name="Figura69" text:anchor-type="paragraph" svg:width="17cm" svg:height="2.252cm" draw:z-index="0"><draw:image xlink:href="Pictures/100000000000043E000000900466293C.png" xlink:type="simple" xlink:show="embed" xlink:actuate="onLoad"/></draw:frame></text:p>
      <text:p text:style-name="Standard"><draw:frame draw:style-name="fr1" draw:name="Figura70" text:anchor-type="paragraph" svg:width="17cm" svg:height="2.034cm" draw:z-index="1"><draw:image xlink:href="Pictures/10000000000004C400000092707A8460.png" xlink:type="simple" xlink:show="embed" xlink:actuate="onLoad"/></draw:frame></text:p>
      <text:p text:style-name="Standard"><draw:frame draw:style-name="fr1" draw:name="Figura72" text:anchor-type="paragraph" svg:width="17cm" svg:height="2.94cm" draw:z-index="2"><draw:image xlink:href="Pictures/1000000000000450000000BF4CF610A7.png" xlink:type="simple" xlink:show="embed" xlink:actuate="onLoad"/></draw:frame></text:p>
      <text:p text:style-name="Standard"><draw:frame draw:style-name="fr2" draw:name="Figura71" text:anchor-type="paragraph" svg:width="11.033cm" svg:height="1.508cm" draw:z-index="4"><draw:image xlink:href="Pictures/10000000000001A10000003932408051.png" xlink:type="simple" xlink:show="embed" xlink:actuate="onLoad"/></draw:frame></text:p>
      <text:p text:style-name="Standard"><draw:frame draw:style-name="fr1" draw:name="Figura73" text:anchor-type="paragraph" svg:width="17cm" svg:height="1.997cm" draw:z-index="5"><draw:image xlink:href="Pictures/10000000000005300000009CC28A777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08:07:46.36</meta:creation-date>
    <meta:document-statistic meta:table-count="0" meta:image-count="6" meta:object-count="0" meta:page-count="1" meta:paragraph-count="0" meta:word-count="0" meta:character-count="0"/>
    <dc:date>2018-02-09T08:08:40.87</dc:date>
    <dc:creator>Damaso Roese </dc:creator>
    <meta:editing-duration>PT00H00M57S</meta:editing-duration>
    <meta:editing-cycles>1</meta:editing-cycles>
    <meta:generator>BrOffice.org/3.2$Win32 OpenOffice.org_project/320m12$Build-9483</meta:generator>
  </office:meta>
</office:document-meta>
</file>